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loext:graphic-properties draw:fill="none" draw:fill-gradient-name="gradient" draw:fill-hatch-name="hatch"/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true" fo:background-color="transparent"/>
      <style:text-properties style:font-name="Times New Roman" fo:font-size="14pt" fo:language="ru" fo:country="RU" fo:font-weight="normal" officeooo:rsid="001c4805" officeooo:paragraph-rsid="001c4805" style:font-size-asian="12.25pt" style:font-weight-asian="normal" style:font-size-complex="14pt" style:font-weight-complex="normal"/>
    </style:style>
    <style:style style:name="P2" style:family="paragraph" style:parent-style-name="Title" style:master-page-name="Standard">
      <style:paragraph-properties style:page-number="1" fo:break-before="page"/>
      <style:text-properties style:font-name="Times New Roman" fo:font-size="14pt" style:font-size-asian="14pt" style:font-size-complex="14pt"/>
    </style:style>
    <style:style style:name="P3" style:family="paragraph" style:parent-style-name="Standard">
      <loext:graphic-properties draw:fill="none" draw:fill-gradient-name="gradient" draw:fill-hatch-name="hatch"/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true" fo:background-color="transparent"/>
      <style:text-properties style:font-name="Times New Roman" fo:font-size="14pt" fo:language="ru" fo:country="RU" fo:font-weight="normal" officeooo:rsid="001c4805" officeooo:paragraph-rsid="001dc37e" style:font-size-asian="12.25pt" style:font-weight-asian="normal" style:font-size-complex="14pt" style:font-weight-complex="normal"/>
    </style:style>
    <style:style style:name="P4" style:family="paragraph" style:parent-style-name="Standard" style:list-style-name="L1">
      <loext:graphic-properties draw:fill="none" draw:fill-gradient-name="gradient" draw:fill-hatch-name="hatch"/>
      <style:paragraph-properties fo:margin-top="0cm" fo:margin-bottom="0cm" style:contextual-spacing="false" fo:line-height="150%" fo:text-align="justify" style:justify-single-word="false" fo:background-color="transparent"/>
      <style:text-properties style:font-name="Times New Roman" fo:font-size="14pt" fo:language="ru" fo:country="RU" fo:font-weight="normal" officeooo:rsid="001c4805" officeooo:paragraph-rsid="001dc37e" style:font-size-asian="12.25pt" style:font-weight-asian="normal" style:font-size-complex="14pt" style:font-weight-complex="normal"/>
    </style:style>
    <style:style style:name="P5" style:family="paragraph" style:parent-style-name="Standard" style:list-style-name="L1">
      <loext:graphic-properties draw:fill="none" draw:fill-gradient-name="gradient" draw:fill-hatch-name="hatch"/>
      <style:paragraph-properties fo:margin-top="0cm" fo:margin-bottom="0cm" style:contextual-spacing="false" fo:line-height="150%" fo:text-align="justify" style:justify-single-word="false" fo:background-color="transparent"/>
      <style:text-properties style:font-name="Times New Roman" fo:font-size="14pt" fo:language="ru" fo:country="RU" fo:font-weight="normal" officeooo:rsid="001c4805" officeooo:paragraph-rsid="001c4805" style:font-size-asian="12.25pt" style:font-weight-asian="normal" style:font-size-complex="14pt" style:font-weight-complex="normal"/>
    </style:style>
    <style:style style:name="P6" style:family="paragraph" style:parent-style-name="Standard">
      <loext:graphic-properties draw:fill="none" draw:fill-gradient-name="gradient" draw:fill-hatch-name="hatch"/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true" fo:background-color="transparent"/>
      <style:text-properties style:font-name="Times New Roman" fo:font-size="14pt" fo:language="ru" fo:country="RU" fo:font-weight="normal" officeooo:rsid="001dc37e" officeooo:paragraph-rsid="001dc37e" style:font-size-asian="12.25pt" style:font-weight-asian="normal" style:font-size-complex="14pt" style:font-weight-complex="normal"/>
    </style:style>
    <style:style style:name="P7" style:family="paragraph" style:parent-style-name="Standard">
      <loext:graphic-properties draw:fill="none" draw:fill-gradient-name="Gradient_20_1" draw:fill-hatch-name="hatch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transparent"/>
      <style:text-properties style:font-name="Times New Roman" fo:font-size="14pt" fo:language="ru" fo:country="RU" fo:font-weight="normal" officeooo:rsid="0020cd9c" officeooo:paragraph-rsid="0020cd9c" style:font-size-asian="12.25pt" style:font-weight-asian="normal" style:font-size-complex="14pt" style:font-weight-complex="normal"/>
    </style:style>
    <style:style style:name="P8" style:family="paragraph" style:parent-style-name="Standard">
      <loext:graphic-properties draw:fill="none" draw:fill-gradient-name="gradient" draw:fill-hatch-name="hatch"/>
      <style:paragraph-properties fo:margin-left="0cm" fo:margin-right="0cm" fo:margin-top="0cm" fo:margin-bottom="0cm" style:contextual-spacing="false" fo:line-height="150%" fo:text-align="center" style:justify-single-word="false" fo:text-indent="1.251cm" style:auto-text-indent="true" fo:background-color="transparent"/>
      <style:text-properties style:font-name="Times New Roman" fo:font-size="14pt" fo:language="ru" fo:country="RU" fo:font-weight="bold" officeooo:rsid="001dc37e" officeooo:paragraph-rsid="001dc37e" style:font-size-asian="12.25pt" style:font-weight-asian="bold" style:font-size-complex="14pt" style:font-weight-complex="bold"/>
    </style:style>
    <style:style style:name="P9" style:family="paragraph" style:parent-style-name="Standard">
      <loext:graphic-properties draw:fill="none" draw:fill-gradient-name="Gradient_20_1" draw:fill-hatch-name="hatch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fo:break-before="page" fo:background-color="transparent"/>
      <style:text-properties style:font-name="Times New Roman" fo:font-size="14pt" fo:language="ru" fo:country="RU" officeooo:rsid="0020cd9c" officeooo:paragraph-rsid="0020cd9c" style:font-size-asian="12.25pt" style:font-size-complex="14pt"/>
    </style:style>
    <style:style style:name="P10" style:family="paragraph" style:parent-style-name="Standard" style:master-page-name="First_20_Page">
      <loext:graphic-properties draw:fill="none" draw:fill-gradient-name="Gradient_20_1" draw:fill-hatch-name="hatch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page-number="auto" fo:background-color="transparent"/>
      <style:text-properties style:font-name="Times New Roman" fo:font-size="32pt" fo:language="ru" fo:country="RU" fo:font-weight="bold" officeooo:rsid="0020cd9c" officeooo:paragraph-rsid="0020cd9c" style:font-size-asian="32pt" style:font-weight-asian="bold" style:font-size-complex="32pt" style:font-weight-complex="bold"/>
    </style:style>
    <style:style style:name="P11" style:family="paragraph" style:parent-style-name="Standard">
      <loext:graphic-properties draw:fill="none" draw:fill-gradient-name="Gradient_20_1" draw:fill-hatch-name="hatch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fo:background-color="transparent"/>
      <style:text-properties style:font-name="Times New Roman" fo:font-size="32pt" fo:language="ru" fo:country="RU" fo:font-weight="bold" officeooo:rsid="0020cd9c" officeooo:paragraph-rsid="0020cd9c" style:font-size-asian="32pt" style:font-weight-asian="bold" style:font-size-complex="32pt" style:font-weight-complex="bold"/>
    </style:style>
    <style:style style:name="P12" style:family="paragraph" style:parent-style-name="Standard">
      <loext:graphic-properties draw:fill="none" draw:fill-gradient-name="Gradient_20_1" draw:fill-hatch-name="hatch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fo:background-color="transparent"/>
      <style:text-properties style:font-name="Times New Roman" officeooo:paragraph-rsid="0020cd9c"/>
    </style:style>
    <style:style style:name="P13" style:family="paragraph" style:parent-style-name="Subtitle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14" style:family="paragraph" style:parent-style-name="Subtitle">
      <style:paragraph-properties fo:break-before="pag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32pt" fo:language="ru" fo:country="RU" fo:font-weight="bold" officeooo:rsid="0020cd9c" style:font-size-asian="32pt" style:font-weight-asian="bold" style:font-size-complex="32pt" style:font-weight-complex="bold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ext:p text:style-name="P11"/>
      <text:p text:style-name="P11"/>
      <text:p text:style-name="P11"/>
      <text:p text:style-name="P11"/>
      <text:p text:style-name="P11">Руководство пользователя </text:p>
      <text:p text:style-name="P12"><text:span text:style-name="T2">для системы «ХранительПРО»</text:span></text:p>
      <text:p text:style-name="P9"><text:span text:style-name="T3">Оглавление:</text:span></text:p>
      <text:p text:style-name="P7">1. Руководство пользователя «ХранительПРО»</text:p>
      <text:p text:style-name="P7"><text:tab/>1.1. Веб-сервис</text:p>
      <text:p text:style-name="P7"><text:tab/>1.2. Терминал сотрудника общего отдела</text:p>
      <text:p text:style-name="P7"><text:tab/>1.3. Терминал сотрудника охраны</text:p>
      <text:p text:style-name="P7"><text:tab/>1.4. Мобильный терминал сотрудника охраны</text:p>
      <text:p text:style-name="P2">Руководство пользователя «ХранительПРО»</text:p>
      <text:p text:style-name="P1">Система «ХраниетльПро» включает в себя:</text:p>
      <text:list xml:id="list3212537021" text:style-name="L1">
        <text:list-item>
          <text:p text:style-name="P5">веб-сервис для подачи заявок, для пропуска на предприятие;</text:p>
        </text:list-item>
        <text:list-item>
          <text:p text:style-name="P5">терминал сотрудника общего отдела для формальной проверки заявок;</text:p>
        </text:list-item>
        <text:list-item>
          <text:p text:style-name="P5">терминал сотрудника охраны для реализации пропускного режима;</text:p>
        </text:list-item>
        <text:list-item>
          <text:p text:style-name="P4">мобильный терминал сотрудника охраны.</text:p>
        </text:list-item>
      </text:list>
      <text:p text:style-name="P13">Веб-сервис</text:p>
      <text:p text:style-name="P3">Для использования веб-сервиса, нужно пройти по определённой ссылке, где он находится. Первое, что видеть пользователь — это окно авторизации, здесь, если пользователь имеет логин и пароль, то его просто вводит, а затем его переносит на главную страницу. Если же у пользователя нет логина и пароля, ему требуется пройти регистрацию, кнопка с соответствующим названием располагается ниже кнопки авторизации. На форме регистрации, от пользователя требуется придумать логин, пароль, повторить ввод пароль и вписать свой email. </text:p>
      <text:p text:style-name="P6">На главное странице располагается две кнопки: для личного посещения и группового посещения. При нажатии на одну из кнопок, пользователя переносит на форму для заполнение заявки. Ему нужно заполнить следующие поля: Фамилия, имя, отчество, номер телефона, почта, организация, примечание, дата рождения, серия и номер паспорта и нужно загрузить фото. Для отправления заявки, пользователю нужно нажать на кнопку «Оформить заявку». После этого его заявка отправляется в базу данных. Для группового посещения принцип схож.</text:p>
      <text:p text:style-name="P8"/>
      <text:p text:style-name="P14">Терминал сотрудника общего отдела</text:p>
      <text:p text:style-name="P6">Первое, что встречает обычного пользователя программы, это окно авторизации, где нужно будет ввести логин и пароль, которые у вас есть, либо который вы зарегистрировали на веб-сайте.</text:p>
      <text:p text:style-name="P6">После этого открывается главная форма, на которой находится 3 кнопки: обновить, поиск, фильтрация. Одно поле ввода и форма для вывода. При нажатии на кнопку «Обновить», в форме будет выводиться имена всех людей, кто подал заявку на предприятие. Кнопка «Поиск», нужна для поиска определённой информации из всей базы данных. В форме будет выводиться вся информация о заявке. Для работы этой кнопке нужно обязательно вводить код заявки! Кнопка «Фильтрация» фильтрует всю информацию по определенной колонке, что облегчить поиск нужной заявки.</text:p>
      <text:p text:style-name="P13">Терминал сотрудника охраны</text:p>
      <text:p text:style-name="P6">Терминал сотрудника охраны, встречает пользователя таким же окном авторизации. Процесс авторизации ничем не отличается от авторизации в терминале для сотрудника общего отдела.</text:p>
      <text:p text:style-name="P6">Следующая форма встречает пользователя 4 кнопками: поиск по имени, поиск по фамилии, поиск по отчеству, поиск по номеру паспорта. Функционал кнопок говорит сам за себя. От человека требуется лишь вводить в поле ввода что-то одно из того, что нужно. К примеру, если пользователь захочет посмотреть всю информацию заявки, которую подал человек с фамилией «Марков», то в поле ввода ему нужно вписать его фамилию и нажать на кнопку «Поиск оп фамилии». Если пользователь введёт несуществующую в базе данных фамилию, то на форме выведет, что заявка с такой фамилией не существует. Тоже самое можно сделать и для остального.</text:p>
      <text:p text:style-name="P14">Мобильный терминал сотрудника охраны</text:p>
      <text:p text:style-name="P6">Мобильный терминал сотрудника охраны встречает пользователя окном авторизации. В этом окне нужно ввести только код пользователя и нажать на кнопку войти. Если кто-то введёт код пользователя, которого нет в базе данных, то в поля ввода выведется информация о том, что пользователя с таким кодом нет в базе данных. Далее охранник попадает на экран, для поиск заявок по их коду. При вводе кода заявки и нажатии на кнопку «Поиск», снизу появиться вся информация о заявке. Чтобы запретить или разрешить входи на предприятие, нужно нажать на кнопку «Доступ». Пользователя перенесёт на ещё один экран и там будет только две кнопки с разрешение или запретом, он должен нажать на одну из них для того, чтобы разрешить или запретить вход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07T02:19:22.168000000</meta:creation-date>
    <dc:date>2023-04-07T03:48:53.954000000</dc:date>
    <meta:editing-duration>PT1H29M27S</meta:editing-duration>
    <meta:editing-cycles>3</meta:editing-cycles>
    <meta:generator>LibreOffice/7.5.2.2$Windows_X86_64 LibreOffice_project/53bb9681a964705cf672590721dbc85eb4d0c3a2</meta:generator>
    <meta:document-statistic meta:table-count="0" meta:image-count="0" meta:object-count="0" meta:page-count="5" meta:paragraph-count="25" meta:word-count="558" meta:character-count="3924" meta:non-whitespace-character-count="3388"/>
  </office:meta>
</office:document-meta>
</file>